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566389441" calcext:value-type="float">
            <text:p>1,566389441</text:p>
          </table:table-cell>
          <table:table-cell office:value-type="float" office:value="0.5207147598" calcext:value-type="float">
            <text:p>0,5207147598</text:p>
          </table:table-cell>
          <table:table-cell office:value-type="float" office:value="0.006155458279" calcext:value-type="float">
            <text:p>0,0061554583</text:p>
          </table:table-cell>
          <table:table-cell office:value-type="float" office:value="0.0003274179762" calcext:value-type="float">
            <text:p>0,0003274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196" calcext:value-type="float">
            <text:p>16196</text:p>
          </table:table-cell>
          <table:table-cell office:value-type="float" office:value="1.167791486" calcext:value-type="float">
            <text:p>1,167791486</text:p>
          </table:table-cell>
          <table:table-cell office:value-type="float" office:value="0.5901888013" calcext:value-type="float">
            <text:p>0,5901888013</text:p>
          </table:table-cell>
          <table:table-cell office:value-type="float" office:value="0.001467725961" calcext:value-type="float">
            <text:p>0,001467726</text:p>
          </table:table-cell>
          <table:table-cell table:style-name="ce1" office:value-type="float" office:value="0.00009572126146" calcext:value-type="float">
            <text:p>9,57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340" calcext:value-type="float">
            <text:p>16340</text:p>
          </table:table-cell>
          <table:table-cell office:value-type="float" office:value="1.194260836" calcext:value-type="float">
            <text:p>1,194260836</text:p>
          </table:table-cell>
          <table:table-cell office:value-type="float" office:value="0.5743042231" calcext:value-type="float">
            <text:p>0,5743042231</text:p>
          </table:table-cell>
          <table:table-cell office:value-type="float" office:value="0.001359984861" calcext:value-type="float">
            <text:p>0,0013599849</text:p>
          </table:table-cell>
          <table:table-cell table:style-name="ce1" office:value-type="float" office:value="0.00006325510913" calcext:value-type="float">
            <text:p>6,33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506" calcext:value-type="float">
            <text:p>16506</text:p>
          </table:table-cell>
          <table:table-cell office:value-type="float" office:value="1.583922982" calcext:value-type="float">
            <text:p>1,583922982</text:p>
          </table:table-cell>
          <table:table-cell office:value-type="float" office:value="0.519931972" calcext:value-type="float">
            <text:p>0,519931972</text:p>
          </table:table-cell>
          <table:table-cell office:value-type="float" office:value="0.001346611534" calcext:value-type="float">
            <text:p>0,0013466115</text:p>
          </table:table-cell>
          <table:table-cell table:style-name="ce1" office:value-type="float" office:value="0.00009394964582" calcext:value-type="float">
            <text:p>9,39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708" calcext:value-type="float">
            <text:p>16708</text:p>
          </table:table-cell>
          <table:table-cell office:value-type="float" office:value="1.436408281" calcext:value-type="float">
            <text:p>1,436408281</text:p>
          </table:table-cell>
          <table:table-cell office:value-type="float" office:value="0.5355728269" calcext:value-type="float">
            <text:p>0,5355728269</text:p>
          </table:table-cell>
          <table:table-cell office:value-type="float" office:value="0.0009594255826" calcext:value-type="float">
            <text:p>0,0009594256</text:p>
          </table:table-cell>
          <table:table-cell office:value-type="float" office:value="0.0001237968536" calcext:value-type="float">
            <text:p>0,000123796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826" calcext:value-type="float">
            <text:p>16826</text:p>
          </table:table-cell>
          <table:table-cell office:value-type="float" office:value="1.143474221" calcext:value-type="float">
            <text:p>1,143474221</text:p>
          </table:table-cell>
          <table:table-cell office:value-type="float" office:value="0.5984750986" calcext:value-type="float">
            <text:p>0,5984750986</text:p>
          </table:table-cell>
          <table:table-cell office:value-type="float" office:value="0.0007375764544" calcext:value-type="float">
            <text:p>0,0007375765</text:p>
          </table:table-cell>
          <table:table-cell table:style-name="ce1" office:value-type="float" office:value="0.00003073235348" calcext:value-type="float">
            <text:p>3,07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937" calcext:value-type="float">
            <text:p>16937</text:p>
          </table:table-cell>
          <table:table-cell office:value-type="float" office:value="1.153070807" calcext:value-type="float">
            <text:p>1,153070807</text:p>
          </table:table-cell>
          <table:table-cell office:value-type="float" office:value="0.5944481492" calcext:value-type="float">
            <text:p>0,5944481492</text:p>
          </table:table-cell>
          <table:table-cell office:value-type="float" office:value="0.0007634520298" calcext:value-type="float">
            <text:p>0,000763452</text:p>
          </table:table-cell>
          <table:table-cell table:style-name="ce1" office:value-type="float" office:value="0.00003053808177" calcext:value-type="float">
            <text:p>3,05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023" calcext:value-type="float">
            <text:p>17023</text:p>
          </table:table-cell>
          <table:table-cell office:value-type="float" office:value="1.326697588" calcext:value-type="float">
            <text:p>1,326697588</text:p>
          </table:table-cell>
          <table:table-cell office:value-type="float" office:value="0.5876929164" calcext:value-type="float">
            <text:p>0,5876929164</text:p>
          </table:table-cell>
          <table:table-cell office:value-type="float" office:value="0.00115526095" calcext:value-type="float">
            <text:p>0,001155261</text:p>
          </table:table-cell>
          <table:table-cell table:style-name="ce1" office:value-type="float" office:value="0.00003040160482" calcext:value-type="float">
            <text:p>3,04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288" calcext:value-type="float">
            <text:p>17288</text:p>
          </table:table-cell>
          <table:table-cell office:value-type="float" office:value="1.327914357" calcext:value-type="float">
            <text:p>1,327914357</text:p>
          </table:table-cell>
          <table:table-cell office:value-type="float" office:value="0.4526623487" calcext:value-type="float">
            <text:p>0,4526623487</text:p>
          </table:table-cell>
          <table:table-cell office:value-type="float" office:value="0.001108182594" calcext:value-type="float">
            <text:p>0,0011081826</text:p>
          </table:table-cell>
          <table:table-cell office:value-type="float" office:value="0.0001198035243" calcext:value-type="float">
            <text:p>0,000119803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535" calcext:value-type="float">
            <text:p>17535</text:p>
          </table:table-cell>
          <table:table-cell office:value-type="float" office:value="1.185042024" calcext:value-type="float">
            <text:p>1,185042024</text:p>
          </table:table-cell>
          <table:table-cell office:value-type="float" office:value="0.5403747559" calcext:value-type="float">
            <text:p>0,5403747559</text:p>
          </table:table-cell>
          <table:table-cell office:value-type="float" office:value="0.001034095651" calcext:value-type="float">
            <text:p>0,0010340957</text:p>
          </table:table-cell>
          <table:table-cell table:style-name="ce1" office:value-type="float" office:value="0.0000295455884" calcext:value-type="float">
            <text:p>2,95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3084972023" calcext:value-type="float">
            <text:p>1,3084972023</text:p>
          </table:table-cell>
          <table:table-cell table:formula="of:=AVERAGE([.D2:.D11])" office:value-type="float" office:value="0.55143658519" calcext:value-type="float">
            <text:p>0,5514365852</text:p>
          </table:table-cell>
          <table:table-cell table:formula="of:=AVERAGE([.E2:.E11])" office:value-type="float" office:value="0.00160877738968" calcext:value-type="float">
            <text:p>0,0016087774</text:p>
          </table:table-cell>
          <table:table-cell table:formula="of:=AVERAGE([.F2:.F11])" office:value-type="float" office:value="0.000094516199898" calcext:value-type="float">
            <text:p>9,4516199898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4T10:16:30.917995411</dc:date>
    <meta:document-statistic meta:table-count="1" meta:cell-count="70" meta:object-count="0"/>
    <meta:generator>LibreOffice/4.1.4.2$Linux_X86_64 LibreOffice_project/410m0$Build-2</meta:generator>
  </office:meta>
</office:document-meta>
</file>